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91.4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</office:automatic-styles>
  <office:body>
    <office:spreadsheet>
      <table:calculation-settings table:automatic-find-labels="false" table:use-regular-expressions="false" table:use-wildcards="true"/>
      <table:table table:name="synergic activation of Ca and cAMP at 500nm each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file name </text:p>
          </table:table-cell>
          <table:table-cell table:style-name="ce1" office:value-type="string" calcext:value-type="string">
            <text:p>peak time (sec)</text:p>
          </table:table-cell>
          <table:table-cell table:style-name="ce1" office:value-type="string" calcext:value-type="string">
            <text:p>Peak ppERK (nM)</text:p>
          </table:table-cell>
          <table:table-cell table:style-name="ce1" office:value-type="string" calcext:value-type="string">
            <text:p>Sustained</text:p>
          </table:table-cell>
          <table:table-cell table:style-name="ce1" office:value-type="string" calcext:value-type="string">
            <text:p>duration </text:p>
          </table:table-cell>
          <table:table-cell table:style-name="ce1" office:value-type="string" calcext:value-type="string">
            <text:p>note </text:p>
          </table:table-cell>
        </table:table-row>
        <table:table-row table:style-name="ro1">
          <table:table-cell office:value-type="string" calcext:value-type="string">
            <text:p>Model_ERKCacAMP-Ca0-cAMP10 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odel_ERKCacAMP-Ca2-cAMP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style-name="ce2" office:value-type="string" calcext:value-type="string">
            <text:p>Model_ERKCacAMP-Ca2-cAMP10 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 </text:p>
          </table:table-cell>
          <table:table-cell table:style-name="ce2" office:value-type="string" calcext:value-type="string">
            <text:p>no</text:p>
          </table:table-cell>
          <table:table-cell office:value-type="string" calcext:value-type="string">
            <text:p>did not come back to basal even though previous came to basal 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odel_ERKCacAMP-Ca0-cAMP500 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Model_ERKCacAMP-Ca2-cAMP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style-name="ce2" office:value-type="string" calcext:value-type="string">
            <text:p>Model_ERKCacAMP-Ca2-cAMP500 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input of 500 nM of cAMP cause a max of 22, could not contribute more than tha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odel_ERKCacAMP-Ca0-cAMP10 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odel_ERKCacAMP-Ca10-cAMP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table:style-name="ce2" office:value-type="string" calcext:value-type="string">
            <text:p>Model_ERKCacAMP-Ca10-cAMP10 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20" calcext:value-type="float">
            <text:p>1920</text:p>
          </table:table-cell>
          <table:table-cell office:value-type="string" calcext:value-type="string">
            <text:p>did not come back to basal even though previous came to basal 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odel_ERKCacAMP-Ca0-cAMP500 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Model_ERKCacAMP-Ca10-cAMP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70" calcext:value-type="float">
            <text:p>1870</text:p>
          </table:table-cell>
          <table:table-cell/>
        </table:table-row>
        <table:table-row table:style-name="ro1">
          <table:table-cell table:style-name="ce2" office:value-type="string" calcext:value-type="string">
            <text:p>Model_ERKCacAMP-Ca10-cAMP500 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28/17</text:p>
          </table:table-cell>
          <table:table-cell table:style-name="ce2" office:value-type="string" calcext:value-type="string">
            <text:p>500/12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2:26:02.646247137</meta:creation-date>
    <dc:date>2019-06-04T13:06:31.705422675</dc:date>
    <meta:editing-duration>PT9M58S</meta:editing-duration>
    <meta:editing-cycles>1</meta:editing-cycles>
    <meta:document-statistic meta:table-count="1" meta:cell-count="69" meta:object-count="0"/>
    <meta:generator>LibreOffice/5.3.6.1$Linux_X86_64 LibreOffice_project/30$Build-1</meta:generator>
  </office:meta>
</office:document-meta>
</file>